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0bf" officeooo:paragraph-rsid="0012b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 Axis: loaded node from: <text:s/>086-005a.py</text:p>
      <text:p text:style-name="P1">Y Axis: http://www.fabunit.com/vn/086-005a.py</text:p>
      <text:p text:style-name="P1">Y Axis: RUNNING IN APPLICATION MODE</text:p>
      <text:p text:style-name="P1">Y Axis: loaded node from: <text:s/>086-005a.py</text:p>
      <text:p text:style-name="P1">26</text:p>
      <text:p text:style-name="P1">26</text:p>
      <text:p text:style-name="P1">{'writePosition': 9, 'stepsRemaining': 0, 'readPosition': 8, 'currentKey': 71, 'statusCode': 1}</text:p>
      <text:p text:style-name="P1">{'writePosition': 9, 'stepsRemaining': 0, 'readPosition': 8, 'currentKey': 71, 'statusCode': 1}</text:p>
      <text:p text:style-name="P1">{'writePosition': 10, 'stepsRemaining': 0, 'readPosition': 9, 'currentKey': 72, 'statusCode': 1}</text:p>
      <text:p text:style-name="P1">{'writePosition': 10, 'stepsRemaining': 0, 'readPosition': 9, 'currentKey': 72, 'statusCode': 1}</text:p>
      <text:p text:style-name="P1">{'writePosition': 11, 'stepsRemaining': 242, 'readPosition': 10, 'currentKey': 73, 'statusCode': 1}</text:p>
      <text:p text:style-name="P1">{'writePosition': 11, 'stepsRemaining': 226, 'readPosition': 10, 'currentKey': 73, 'statusCode': 1}</text:p>
      <text:p text:style-name="P1">{'writePosition': 12, 'stepsRemaining': 208, 'readPosition': 10, 'currentKey': 73, 'statusCode': 1}</text:p>
      <text:p text:style-name="P1">{'writePosition': 12, 'stepsRemaining': 200, 'readPosition': 10, 'currentKey': 73, 'statusCode': 1}</text:p>
      <text:p text:style-name="P1">{'writePosition': 13, 'stepsRemaining': 191, 'readPosition': 10, 'currentKey': 73, 'statusCode': 1}</text:p>
      <text:p text:style-name="P1">{'writePosition': 13, 'stepsRemaining': 184, 'readPosition': 10, 'currentKey': 73, 'statusCode': 1}</text:p>
      <text:p text:style-name="P1">{'writePosition': 14, 'stepsRemaining': 166, 'readPosition': 10, 'currentKey': 73, 'statusCode': 1}</text:p>
      <text:p text:style-name="P1">{'writePosition': 14, 'stepsRemaining': 158, 'readPosition': 10, 'currentKey': 73, 'statusCode': 1}</text:p>
      <text:p text:style-name="P1">{'writePosition': 15, 'stepsRemaining': 149, 'readPosition': 10, 'currentKey': 73, 'statusCode': 1}</text:p>
      <text:p text:style-name="P1">{'writePosition': 15, 'stepsRemaining': 141, 'readPosition': 10, 'currentKey': 73, 'statusCode': 1}</text:p>
      <text:p text:style-name="P1">{'writePosition': 16, 'stepsRemaining': 123, 'readPosition': 10, 'currentKey': 73, 'statusCode': 1}</text:p>
      <text:p text:style-name="P1">{'writePosition': 16, 'stepsRemaining': 116, 'readPosition': 10, 'currentKey': 73, 'statusCode': 1}</text:p>
      <text:p text:style-name="P1">{'writePosition': 17, 'stepsRemaining': 107, 'readPosition': 10, 'currentKey': 73, 'statusCode': 1}</text:p>
      <text:p text:style-name="P1">{'writePosition': 17, 'stepsRemaining': 91, 'readPosition': 10, 'currentKey': 73, 'statusCode': 1}</text:p>
      <text:p text:style-name="P1">{'writePosition': 18, 'stepsRemaining': 82, 'readPosition': 10, 'currentKey': 73, 'statusCode': 1}</text:p>
      <text:p text:style-name="P1">{'writePosition': 18, 'stepsRemaining': 74, 'readPosition': 10, 'currentKey': 73, 'statusCode': 1}</text:p>
      <text:p text:style-name="P1">{'writePosition': 19, 'stepsRemaining': 57, 'readPosition': 10, 'currentKey': 73, 'statusCode': 1}</text:p>
      <text:p text:style-name="P1">{'writePosition': 19, 'stepsRemaining': 49, 'readPosition': 10, 'currentKey': 73, 'statusCode': 1}</text:p>
      <text:p text:style-name="P1">{'writePosition': 20, 'stepsRemaining': 40, 'readPosition': 10, 'currentKey': 73, 'statusCode': 1}</text:p>
      <text:p text:style-name="P1">{'writePosition': 20, 'stepsRemaining': 32, 'readPosition': 10, 'currentKey': 73, 'statusCode': 1}</text:p>
      <text:p text:style-name="P1">{'writePosition': 21, 'stepsRemaining': 23, 'readPosition': 10, 'currentKey': 73, 'statusCode': 1}</text:p>
      <text:p text:style-name="P1">{'writePosition': 21, 'stepsRemaining': 7, 'readPosition': 10, 'currentKey': 73, 'statusCode': 1}</text:p>
      <text:p text:style-name="P1">{'writePosition': 22, 'stepsRemaining': 243, 'readPosition': 11, 'currentKey': 74, 'statusCode': 1}</text:p>
      <text:p text:style-name="P1">{'writePosition': 22, 'stepsRemaining': 235, 'readPosition': 11, 'currentKey': 74, 'statusCode': 1}</text:p>
      <text:p text:style-name="P1">{'writePosition': 23, 'stepsRemaining': 226, 'readPosition': 11, 'currentKey': 74, 'statusCode': 1}</text:p>
      <text:p text:style-name="P1">{'writePosition': 23, 'stepsRemaining': 210, 'readPosition': 11, 'currentKey': 74, 'statusCode': 1}</text:p>
      <text:p text:style-name="P1">{'writePosition': 24, 'stepsRemaining': 192, 'readPosition': 11, 'currentKey': 74, 'statusCode': 1}</text:p>
      <text:p text:style-name="P1">{'writePosition': 24, 'stepsRemaining': 184, 'readPosition': 11, 'currentKey': 74, 'statusCode': 1}</text:p>
      <text:p text:style-name="P1">{'writePosition': 25, 'stepsRemaining': 175, 'readPosition': 11, 'currentKey': 74, 'statusCode': 1}</text:p>
      <text:p text:style-name="P1">{'writePosition': 25, 'stepsRemaining': 166, 'readPosition': 11, 'currentKey': 74, 'statusCode': 1}</text:p>
      <text:p text:style-name="P1">{'writePosition': 26, 'stepsRemaining': 157, 'readPosition': 11, 'currentKey': 74, 'statusCode': 1}</text:p>
      <text:p text:style-name="P1">{'writePosition': 26, 'stepsRemaining': 149, 'readPosition': 11, 'currentKey': 74, 'statusCode': 1}</text:p>
      <text:p text:style-name="P1">{'writePosition': 27, 'stepsRemaining': 131, 'readPosition': 11, 'currentKey': 74, 'statusCode': 1}</text:p>
      <text:p text:style-name="P1">{'writePosition': 27, 'stepsRemaining': 122, 'readPosition': 11, 'currentKey': 74, 'statusCode': 1}</text:p>
      <text:p text:style-name="P1">{'writePosition': 28, 'stepsRemaining': 104, 'readPosition': 11, 'currentKey': 74, 'statusCode': 1}</text:p>
      <text:p text:style-name="P1">{'writePosition': 28, 'stepsRemaining': 95, 'readPosition': 11, 'currentKey': 74, 'statusCode': 1}</text:p>
      <text:p text:style-name="P1">{'writePosition': 29, 'stepsRemaining': 84, 'readPosition': 11, 'currentKey': 74, 'statusCode': 1}</text:p>
      <text:p text:style-name="P1">{'writePosition': 29, 'stepsRemaining': 76, 'readPosition': 11, 'currentKey': 74, 'statusCode': 1}</text:p>
      <text:p text:style-name="P1">{'writePosition': 30, 'stepsRemaining': 0, 'readPosition': 29, 'currentKey': 92, 'statusCode': 1}</text:p>
      <text:p text:style-name="P1"><text:soft-page-break/>{'writePosition': 30, 'stepsRemaining': 0, 'readPosition': 29, 'currentKey': 92, 'statusCode': 1}</text:p>
      <text:p text:style-name="P1">{'writePosition': 31, 'stepsRemaining': 242, 'readPosition': 30, 'currentKey': 93, 'statusCode': 1}</text:p>
      <text:p text:style-name="P1">{'writePosition': 31, 'stepsRemaining': 234, 'readPosition': 30, 'currentKey': 93, 'statusCode': 1}</text:p>
      <text:p text:style-name="P1">{'writePosition': 32, 'stepsRemaining': 225, 'readPosition': 30, 'currentKey': 93, 'statusCode': 1}</text:p>
      <text:p text:style-name="P1">{'writePosition': 32, 'stepsRemaining': 208, 'readPosition': 30, 'currentKey': 93, 'statusCode': 1}</text:p>
      <text:p text:style-name="P1">{'writePosition': 33, 'stepsRemaining': 191, 'readPosition': 30, 'currentKey': 93, 'statusCode': 1}</text:p>
      <text:p text:style-name="P1">{'writePosition': 33, 'stepsRemaining': 183, 'readPosition': 30, 'currentKey': 93, 'statusCode': 1}</text:p>
      <text:p text:style-name="P1">{'writePosition': 34, 'stepsRemaining': 174, 'readPosition': 30, 'currentKey': 93, 'statusCode': 1}</text:p>
      <text:p text:style-name="P1">{'writePosition': 34, 'stepsRemaining': 166, 'readPosition': 30, 'currentKey': 93, 'statusCode': 1}</text:p>
      <text:p text:style-name="P1">{'writePosition': 35, 'stepsRemaining': 148, 'readPosition': 30, 'currentKey': 93, 'statusCode': 1}</text:p>
      <text:p text:style-name="P1">{'writePosition': 35, 'stepsRemaining': 140, 'readPosition': 30, 'currentKey': 93, 'statusCode': 1}</text:p>
      <text:p text:style-name="P1">{'writePosition': 36, 'stepsRemaining': 132, 'readPosition': 30, 'currentKey': 93, 'statusCode': 1}</text:p>
      <text:p text:style-name="P1">{'writePosition': 36, 'stepsRemaining': 115, 'readPosition': 30, 'currentKey': 93, 'statusCode': 1}</text:p>
      <text:p text:style-name="P1">{'writePosition': 37, 'stepsRemaining': 98, 'readPosition': 30, 'currentKey': 93, 'statusCode': 1}</text:p>
      <text:p text:style-name="P1">{'writePosition': 37, 'stepsRemaining': 90, 'readPosition': 30, 'currentKey': 93, 'statusCode': 1}</text:p>
      <text:p text:style-name="P1">{'writePosition': 38, 'stepsRemaining': 80, 'readPosition': 30, 'currentKey': 93, 'statusCode': 1}</text:p>
      <text:p text:style-name="P1">{'writePosition': 38, 'stepsRemaining': 72, 'readPosition': 30, 'currentKey': 93, 'statusCode': 1}</text:p>
      <text:p text:style-name="P1">{'writePosition': 39, 'stepsRemaining': 55, 'readPosition': 30, 'currentKey': 93, 'statusCode': 1}</text:p>
      <text:p text:style-name="P1">{'writePosition': 39, 'stepsRemaining': 47, 'readPosition': 30, 'currentKey': 93, 'statusCode': 1}</text:p>
      <text:p text:style-name="P1">{'writePosition': 40, 'stepsRemaining': 38, 'readPosition': 30, 'currentKey': 93, 'statusCode': 1}</text:p>
      <text:p text:style-name="P1">{'writePosition': 40, 'stepsRemaining': 22, 'readPosition': 30, 'currentKey': 93, 'statusCode': 1}</text:p>
      <text:p text:style-name="P1">{'writePosition': 41, 'stepsRemaining': 13, 'readPosition': 30, 'currentKey': 93, 'statusCode': 1}</text:p>
      <text:p text:style-name="P1">{'writePosition': 41, 'stepsRemaining': 5, 'readPosition': 30, 'currentKey': 93, 'statusCode': 1}</text:p>
      <text:p text:style-name="P1">{'writePosition': 42, 'stepsRemaining': 241, 'readPosition': 31, 'currentKey': 94, 'statusCode': 1}</text:p>
      <text:p text:style-name="P1">{'writePosition': 42, 'stepsRemaining': 234, 'readPosition': 31, 'currentKey': 94, 'statusCode': 1}</text:p>
      <text:p text:style-name="P1">{'writePosition': 43, 'stepsRemaining': 225, 'readPosition': 31, 'currentKey': 94, 'statusCode': 1}</text:p>
      <text:p text:style-name="P1">{'writePosition': 43, 'stepsRemaining': 208, 'readPosition': 31, 'currentKey': 94, 'statusCode': 1}</text:p>
      <text:p text:style-name="P1">{'writePosition': 44, 'stepsRemaining': 191, 'readPosition': 31, 'currentKey': 94, 'statusCode': 1}</text:p>
      <text:p text:style-name="P1">{'writePosition': 44, 'stepsRemaining': 183, 'readPosition': 31, 'currentKey': 94, 'statusCode': 1}</text:p>
      <text:p text:style-name="P1">{'writePosition': 45, 'stepsRemaining': 174, 'readPosition': 31, 'currentKey': 94, 'statusCode': 1}</text:p>
      <text:p text:style-name="P1">{'writePosition': 45, 'stepsRemaining': 166, 'readPosition': 31, 'currentKey': 94, 'statusCode': 1}</text:p>
      <text:p text:style-name="P1">{'writePosition': 46, 'stepsRemaining': 157, 'readPosition': 31, 'currentKey': 94, 'statusCode': 1}</text:p>
      <text:p text:style-name="P1">{'writePosition': 46, 'stepsRemaining': 150, 'readPosition': 31, 'currentKey': 94, 'statusCode': 1}</text:p>
      <text:p text:style-name="P1">{'writePosition': 47, 'stepsRemaining': 132, 'readPosition': 31, 'currentKey': 94, 'statusCode': 1}</text:p>
      <text:p text:style-name="P1">{'writePosition': 47, 'stepsRemaining': 124, 'readPosition': 31, 'currentKey': 94, 'statusCode': 1}</text:p>
      <text:p text:style-name="P1">{'writePosition': 48, 'stepsRemaining': 115, 'readPosition': 31, 'currentKey': 94, 'statusCode': 1}</text:p>
      <text:p text:style-name="P1">{'writePosition': 48, 'stepsRemaining': 99, 'readPosition': 31, 'currentKey': 94, 'statusCode': 1}</text:p>
      <text:p text:style-name="P1">{'writePosition': 49, 'stepsRemaining': 81, 'readPosition': 31, 'currentKey': 94, 'statusCode': 1}</text:p>
      <text:p text:style-name="P1">{'writePosition': 49, 'stepsRemaining': 73, 'readPosition': 31, 'currentKey': 94, 'statusCode': 1}</text:p>
      <text:p text:style-name="P1">{'writePosition': 50, 'stepsRemaining': 233, 'readPosition': 34, 'currentKey': 97, 'statusCode': 1}</text:p>
      <text:p text:style-name="P1">{'writePosition': 50, 'stepsRemaining': 225, 'readPosition': 34, 'currentKey': 97, 'statusCode': 1}</text:p>
      <text:p text:style-name="P1">{'writePosition': 51, 'stepsRemaining': 216, 'readPosition': 34, 'currentKey': 97, 'statusCode': 1}</text:p>
      <text:p text:style-name="P1">{'writePosition': 51, 'stepsRemaining': 208, 'readPosition': 34, 'currentKey': 97, 'statusCode': 1}</text:p>
      <text:p text:style-name="P1">{'writePosition': 52, 'stepsRemaining': 199, 'readPosition': 34, 'currentKey': 97, 'statusCode': 1}</text:p>
      <text:p text:style-name="P1">{'writePosition': 52, 'stepsRemaining': 183, 'readPosition': 34, 'currentKey': 97, 'statusCode': 1}</text:p>
      <text:p text:style-name="P1">{'writePosition': 53, 'stepsRemaining': 174, 'readPosition': 34, 'currentKey': 97, 'statusCode': 1}</text:p>
      <text:p text:style-name="P1">{'writePosition': 53, 'stepsRemaining': 166, 'readPosition': 34, 'currentKey': 97, 'statusCode': 1}</text:p>
      <text:p text:style-name="P1">{'writePosition': 54, 'stepsRemaining': 157, 'readPosition': 34, 'currentKey': 97, 'statusCode': 1}</text:p>
      <text:p text:style-name="P1">{'writePosition': 54, 'stepsRemaining': 149, 'readPosition': 34, 'currentKey': 97, 'statusCode': 1}</text:p>
      <text:p text:style-name="P1"><text:soft-page-break/>{'writePosition': 55, 'stepsRemaining': 140, 'readPosition': 34, 'currentKey': 97, 'statusCode': 1}</text:p>
      <text:p text:style-name="P1">{'writePosition': 55, 'stepsRemaining': 124, 'readPosition': 34, 'currentKey': 97, 'statusCode': 1}</text:p>
      <text:p text:style-name="P1">{'writePosition': 56, 'stepsRemaining': 107, 'readPosition': 34, 'currentKey': 97, 'statusCode': 1}</text:p>
      <text:p text:style-name="P1">{'writePosition': 56, 'stepsRemaining': 99, 'readPosition': 34, 'currentKey': 97, 'statusCode': 1}</text:p>
      <text:p text:style-name="P1">{'writePosition': 57, 'stepsRemaining': 90, 'readPosition': 34, 'currentKey': 97, 'statusCode': 1}</text:p>
      <text:p text:style-name="P1">{'writePosition': 57, 'stepsRemaining': 82, 'readPosition': 34, 'currentKey': 97, 'statusCode': 1}</text:p>
      <text:p text:style-name="P1">{'writePosition': 58, 'stepsRemaining': 73, 'readPosition': 34, 'currentKey': 97, 'statusCode': 1}</text:p>
      <text:p text:style-name="P1">{'writePosition': 58, 'stepsRemaining': 65, 'readPosition': 34, 'currentKey': 97, 'statusCode': 1}</text:p>
      <text:p text:style-name="P1">{'writePosition': 59, 'stepsRemaining': 48, 'readPosition': 34, 'currentKey': 97, 'statusCode': 1}</text:p>
      <text:p text:style-name="P1">{'writePosition': 59, 'stepsRemaining': 40, 'readPosition': 34, 'currentKey': 97, 'statusCode': 1}</text:p>
      <text:p text:style-name="P1">{'writePosition': 60, 'stepsRemaining': 31, 'readPosition': 34, 'currentKey': 97, 'statusCode': 1}</text:p>
      <text:p text:style-name="P1">{'writePosition': 60, 'stepsRemaining': 15, 'readPosition': 34, 'currentKey': 97, 'statusCode': 1}</text:p>
      <text:p text:style-name="P1">{'writePosition': 61, 'stepsRemaining': 240, 'readPosition': 35, 'currentKey': 98, 'statusCode': 1}</text:p>
      <text:p text:style-name="P1">{'writePosition': 61, 'stepsRemaining': 225, 'readPosition': 35, 'currentKey': 98, 'statusCode': 1}</text:p>
      <text:p text:style-name="P1">{'writePosition': 62, 'stepsRemaining': 217, 'readPosition': 35, 'currentKey': 98, 'statusCode': 1}</text:p>
      <text:p text:style-name="P1">{'writePosition': 62, 'stepsRemaining': 209, 'readPosition': 35, 'currentKey': 98, 'statusCode': 1}</text:p>
      <text:p text:style-name="P1">{'writePosition': 63, 'stepsRemaining': 191, 'readPosition': 35, 'currentKey': 98, 'statusCode': 1}</text:p>
      <text:p text:style-name="P1">{'writePosition': 63, 'stepsRemaining': 183, 'readPosition': 35, 'currentKey': 98, 'statusCode': 1}</text:p>
      <text:p text:style-name="P1">{'writePosition': 0, 'stepsRemaining': 174, 'readPosition': 35, 'currentKey': 98, 'statusCode': 1}</text:p>
      <text:p text:style-name="P1">{'writePosition': 0, 'stepsRemaining': 167, 'readPosition': 35, 'currentKey': 98, 'statusCode': 1}</text:p>
      <text:p text:style-name="P1">{'writePosition': 1, 'stepsRemaining': 149, 'readPosition': 35, 'currentKey': 98, 'statusCode': 1}</text:p>
      <text:p text:style-name="P1">{'writePosition': 1, 'stepsRemaining': 141, 'readPosition': 35, 'currentKey': 98, 'statusCode': 1}</text:p>
      <text:p text:style-name="P1">{'writePosition': 2, 'stepsRemaining': 132, 'readPosition': 35, 'currentKey': 98, 'statusCode': 1}</text:p>
      <text:p text:style-name="P1">{'writePosition': 2, 'stepsRemaining': 116, 'readPosition': 35, 'currentKey': 98, 'statusCode': 1}</text:p>
      <text:p text:style-name="P1">{'writePosition': 3, 'stepsRemaining': 107, 'readPosition': 35, 'currentKey': 98, 'statusCode': 1}</text:p>
      <text:p text:style-name="P1">{'writePosition': 3, 'stepsRemaining': 99, 'readPosition': 35, 'currentKey': 98, 'statusCode': 1}</text:p>
      <text:p text:style-name="P1">{'writePosition': 4, 'stepsRemaining': 82, 'readPosition': 35, 'currentKey': 98, 'statusCode': 1}</text:p>
      <text:p text:style-name="P1">{'writePosition': 4, 'stepsRemaining': 74, 'readPosition': 35, 'currentKey': 98, 'statusCode': 1}</text:p>
      <text:p text:style-name="P1">{'writePosition': 5, 'stepsRemaining': 65, 'readPosition': 35, 'currentKey': 98, 'statusCode': 1}</text:p>
      <text:p text:style-name="P1">{'writePosition': 5, 'stepsRemaining': 49, 'readPosition': 35, 'currentKey': 98, 'statusCode': 1}</text:p>
      <text:p text:style-name="P1">fab@fab48:~/Desktop/gestalt_machines/pygestalt-master/examples/machines/htmaa$ python xy_plotter.py</text:p>
      <text:p text:style-name="P1">xy_plotter.py: Warning: setting persistence without providing a name to the virtual machine can result in a conflict in multi-machine persistence files.</text:p>
      <text:p text:style-name="P1">FABNET: port /dev/ttyUSB1 connected succesfully.</text:p>
      <text:p text:style-name="P1">X Axis: please identify me on the network.</text:p>
      <text:p text:style-name="P1">X Axis: http://www.fabunit.com/vn/086-005a.py</text:p>
      <text:p text:style-name="P1">X Axis: RUNNING IN APPLICATION MODE</text:p>
      <text:p text:style-name="P1">X Axis: loaded node from: <text:s/>086-005a.py</text:p>
      <text:p text:style-name="P1">Y Axis: please identify me on the network.</text:p>
      <text:p text:style-name="P1">Y Axis: http://www.fabunit.com/vn/086-005a.py</text:p>
      <text:p text:style-name="P1">Y Axis: RUNNING IN APPLICATION MODE</text:p>
      <text:p text:style-name="P1">Y Axis: loaded node from: <text:s/>086-005a.py</text:p>
      <text:p text:style-name="P1">26</text:p>
      <text:p text:style-name="P1">26</text:p>
      <text:p text:style-name="P1">{'writePosition': 6, 'stepsRemaining': 0, 'readPosition': 5, 'currentKey': 132, 'statusCode': 1}</text:p>
      <text:p text:style-name="P1">{'writePosition': 6, 'stepsRemaining': 0, 'readPosition': 5, 'currentKey': 132, 'statusCode': 1}</text:p>
      <text:p text:style-name="P1">{'writePosition': 7, 'stepsRemaining': 0, 'readPosition': 6, 'currentKey': 133, 'statusCode': 1}</text:p>
      <text:p text:style-name="P1">{'writePosition': 7, 'stepsRemaining': 0, 'readPosition': 6, 'currentKey': 133, 'statusCode': 1}</text:p>
      <text:p text:style-name="P1"><text:soft-page-break/>{'writePosition': 8, 'stepsRemaining': 242, 'readPosition': 7, 'currentKey': 134, 'statusCode': 1}</text:p>
      <text:p text:style-name="P1">{'writePosition': 8, 'stepsRemaining': 234, 'readPosition': 7, 'currentKey': 134, 'statusCode': 1}</text:p>
      <text:p text:style-name="P1">{'writePosition': 9, 'stepsRemaining': 225, 'readPosition': 7, 'currentKey': 134, 'statusCode': 1}</text:p>
      <text:p text:style-name="P1">{'writePosition': 9, 'stepsRemaining': 209, 'readPosition': 7, 'currentKey': 134, 'statusCode': 1}</text:p>
      <text:p text:style-name="P1">{'writePosition': 10, 'stepsRemaining': 192, 'readPosition': 7, 'currentKey': 134, 'statusCode': 1}</text:p>
      <text:p text:style-name="P1">{'writePosition': 10, 'stepsRemaining': 184, 'readPosition': 7, 'currentKey': 134, 'statusCode': 1}</text:p>
      <text:p text:style-name="P1">{'writePosition': 11, 'stepsRemaining': 174, 'readPosition': 7, 'currentKey': 134, 'statusCode': 1}</text:p>
      <text:p text:style-name="P1">{'writePosition': 11, 'stepsRemaining': 159, 'readPosition': 7, 'currentKey': 134, 'statusCode': 1}</text:p>
      <text:p text:style-name="P1">{'writePosition': 12, 'stepsRemaining': 150, 'readPosition': 7, 'currentKey': 134, 'statusCode': 1}</text:p>
      <text:p text:style-name="P1">{'writePosition': 12, 'stepsRemaining': 142, 'readPosition': 7, 'currentKey': 134, 'statusCode': 1}</text:p>
      <text:p text:style-name="P1">{'writePosition': 13, 'stepsRemaining': 132, 'readPosition': 7, 'currentKey': 134, 'statusCode': 1}</text:p>
      <text:p text:style-name="P1">{'writePosition': 13, 'stepsRemaining': 124, 'readPosition': 7, 'currentKey': 134, 'statusCode': 1}</text:p>
      <text:p text:style-name="P1">{'writePosition': 14, 'stepsRemaining': 115, 'readPosition': 7, 'currentKey': 134, 'statusCode': 1}</text:p>
      <text:p text:style-name="P1">{'writePosition': 14, 'stepsRemaining': 107, 'readPosition': 7, 'currentKey': 134, 'statusCode': 1}</text:p>
      <text:p text:style-name="P1">{'writePosition': 15, 'stepsRemaining': 98, 'readPosition': 7, 'currentKey': 134, 'statusCode': 1}</text:p>
      <text:p text:style-name="P1">{'writePosition': 15, 'stepsRemaining': 90, 'readPosition': 7, 'currentKey': 134, 'statusCode': 1}</text:p>
      <text:p text:style-name="P1">{'writePosition': 16, 'stepsRemaining': 81, 'readPosition': 7, 'currentKey': 134, 'statusCode': 1}</text:p>
      <text:p text:style-name="P1">{'writePosition': 16, 'stepsRemaining': 65, 'readPosition': 7, 'currentKey': 134, 'statusCode': 1}</text:p>
      <text:p text:style-name="P1">{'writePosition': 17, 'stepsRemaining': 48, 'readPosition': 7, 'currentKey': 134, 'statusCode': 1}</text:p>
      <text:p text:style-name="P1">{'writePosition': 17, 'stepsRemaining': 40, 'readPosition': 7, 'currentKey': 134, 'statusCode': 1}</text:p>
      <text:p text:style-name="P1">{'writePosition': 18, 'stepsRemaining': 31, 'readPosition': 7, 'currentKey': 134, 'statusCode': 1}</text:p>
      <text:p text:style-name="P1">{'writePosition': 18, 'stepsRemaining': 23, 'readPosition': 7, 'currentKey': 134, 'statusCode': 1}</text:p>
      <text:p text:style-name="P1">{'writePosition': 19, 'stepsRemaining': 14, 'readPosition': 7, 'currentKey': 134, 'statusCode': 1}</text:p>
      <text:p text:style-name="P1">{'writePosition': 19, 'stepsRemaining': 6, 'readPosition': 7, 'currentKey': 134, 'statusCode': 1}</text:p>
      <text:p text:style-name="P1">{'writePosition': 20, 'stepsRemaining': 234, 'readPosition': 8, 'currentKey': 135, 'statusCode': 1}</text:p>
      <text:p text:style-name="P1">{'writePosition': 20, 'stepsRemaining': 226, 'readPosition': 8, 'currentKey': 135, 'statusCode': 1}</text:p>
      <text:p text:style-name="P1">{'writePosition': 21, 'stepsRemaining': 217, 'readPosition': 8, 'currentKey': 135, 'statusCode': 1}</text:p>
      <text:p text:style-name="P1">{'writePosition': 21, 'stepsRemaining': 210, 'readPosition': 8, 'currentKey': 135, 'statusCode': 1}</text:p>
      <text:p text:style-name="P1">{'writePosition': 22, 'stepsRemaining': 200, 'readPosition': 8, 'currentKey': 135, 'statusCode': 1}</text:p>
      <text:p text:style-name="P1">{'writePosition': 22, 'stepsRemaining': 192, 'readPosition': 8, 'currentKey': 135, 'statusCode': 1}</text:p>
      <text:p text:style-name="P1">{'writePosition': 23, 'stepsRemaining': 175, 'readPosition': 8, 'currentKey': 135, 'statusCode': 1}</text:p>
      <text:p text:style-name="P1">{'writePosition': 23, 'stepsRemaining': 167, 'readPosition': 8, 'currentKey': 135, 'statusCode': 1}</text:p>
      <text:p text:style-name="P1">{'writePosition': 24, 'stepsRemaining': 158, 'readPosition': 8, 'currentKey': 135, 'statusCode': 1}</text:p>
      <text:p text:style-name="P1">{'writePosition': 24, 'stepsRemaining': 142, 'readPosition': 8, 'currentKey': 135, 'statusCode': 1}</text:p>
      <text:p text:style-name="P1">{'writePosition': 25, 'stepsRemaining': 125, 'readPosition': 8, 'currentKey': 135, 'statusCode': 1}</text:p>
      <text:p text:style-name="P1">{'writePosition': 25, 'stepsRemaining': 117, 'readPosition': 8, 'currentKey': 135, 'statusCode': 1}</text:p>
      <text:p text:style-name="P1">{'writePosition': 26, 'stepsRemaining': 108, 'readPosition': 8, 'currentKey': 135, 'statusCode': 1}</text:p>
      <text:p text:style-name="P1">{'writePosition': 26, 'stepsRemaining': 100, 'readPosition': 8, 'currentKey': 135, 'statusCode': 1}</text:p>
      <text:p text:style-name="P1">{'writePosition': 27, 'stepsRemaining': 233, 'readPosition': 11, 'currentKey': 138, 'statusCode': 1}</text:p>
      <text:p text:style-name="P1">{'writePosition': 27, 'stepsRemaining': 225, 'readPosition': 11, 'currentKey': 138, 'statusCode': 1}</text:p>
      <text:p text:style-name="P1">{'writePosition': 28, 'stepsRemaining': 216, 'readPosition': 11, 'currentKey': 138, 'statusCode': 1}</text:p>
      <text:p text:style-name="P1">{'writePosition': 28, 'stepsRemaining': 209, 'readPosition': 11, 'currentKey': 138, 'statusCode': 1}</text:p>
      <text:p text:style-name="P1">{'writePosition': 29, 'stepsRemaining': 200, 'readPosition': 11, 'currentKey': 138, 'statusCode': 1}</text:p>
      <text:p text:style-name="P1">{'writePosition': 29, 'stepsRemaining': 184, 'readPosition': 11, 'currentKey': 138, 'statusCode': 1}</text:p>
      <text:p text:style-name="P1">{'writePosition': 30, 'stepsRemaining': 175, 'readPosition': 11, 'currentKey': 138, 'statusCode': 1}</text:p>
      <text:p text:style-name="P1">{'writePosition': 30, 'stepsRemaining': 167, 'readPosition': 11, 'currentKey': 138, 'statusCode': 1}</text:p>
      <text:p text:style-name="P1">{'writePosition': 31, 'stepsRemaining': 158, 'readPosition': 11, 'currentKey': 138, 'statusCode': 1}</text:p>
      <text:p text:style-name="P1">{'writePosition': 31, 'stepsRemaining': 150, 'readPosition': 11, 'currentKey': 138, 'statusCode': 1}</text:p>
      <text:p text:style-name="P1">{'writePosition': 32, 'stepsRemaining': 141, 'readPosition': 11, 'currentKey': 138, 'statusCode': 1}</text:p>
      <text:p text:style-name="P1"><text:soft-page-break/>{'writePosition': 32, 'stepsRemaining': 125, 'readPosition': 11, 'currentKey': 138, 'statusCode': 1}</text:p>
      <text:p text:style-name="P1">{'writePosition': 33, 'stepsRemaining': 107, 'readPosition': 11, 'currentKey': 138, 'statusCode': 1}</text:p>
      <text:p text:style-name="P1">{'writePosition': 33, 'stepsRemaining': 100, 'readPosition': 11, 'currentKey': 138, 'statusCode': 1}</text:p>
      <text:p text:style-name="P1">{'writePosition': 34, 'stepsRemaining': 91, 'readPosition': 11, 'currentKey': 138, 'statusCode': 1}</text:p>
      <text:p text:style-name="P1">{'writePosition': 34, 'stepsRemaining': 83, 'readPosition': 11, 'currentKey': 138, 'statusCode': 1}</text:p>
      <text:p text:style-name="P1">{'writePosition': 35, 'stepsRemaining': 74, 'readPosition': 11, 'currentKey': 138, 'statusCode': 1}</text:p>
      <text:p text:style-name="P1">{'writePosition': 35, 'stepsRemaining': 58, 'readPosition': 11, 'currentKey': 138, 'statusCode': 1}</text:p>
      <text:p text:style-name="P1">{'writePosition': 36, 'stepsRemaining': 40, 'readPosition': 11, 'currentKey': 138, 'statusCode': 1}</text:p>
      <text:p text:style-name="P1">{'writePosition': 36, 'stepsRemaining': 32, 'readPosition': 11, 'currentKey': 138, 'statusCode': 1}</text:p>
      <text:p text:style-name="P1">{'writePosition': 37, 'stepsRemaining': 23, 'readPosition': 11, 'currentKey': 138, 'statusCode': 1}</text:p>
      <text:p text:style-name="P1">{'writePosition': 37, 'stepsRemaining': 16, 'readPosition': 11, 'currentKey': 138, 'statusCode': 1}</text:p>
      <text:p text:style-name="P1">{'writePosition': 38, 'stepsRemaining': 6, 'readPosition': 11, 'currentKey': 138, 'statusCode': 1}</text:p>
      <text:p text:style-name="P1">{'writePosition': 38, 'stepsRemaining': 243, 'readPosition': 12, 'currentKey': 139, 'statusCode': 1}</text:p>
      <text:p text:style-name="P1">{'writePosition': 39, 'stepsRemaining': 234, 'readPosition': 12, 'currentKey': 139, 'statusCode': 1}</text:p>
      <text:p text:style-name="P1">{'writePosition': 39, 'stepsRemaining': 226, 'readPosition': 12, 'currentKey': 139, 'statusCode': 1}</text:p>
      <text:p text:style-name="P1">{'writePosition': 40, 'stepsRemaining': 218, 'readPosition': 12, 'currentKey': 139, 'statusCode': 1}</text:p>
      <text:p text:style-name="P1">{'writePosition': 40, 'stepsRemaining': 201, 'readPosition': 12, 'currentKey': 139, 'statusCode': 1}</text:p>
      <text:p text:style-name="P1">{'writePosition': 41, 'stepsRemaining': 184, 'readPosition': 12, 'currentKey': 139, 'statusCode': 1}</text:p>
      <text:p text:style-name="P1">{'writePosition': 41, 'stepsRemaining': 176, 'readPosition': 12, 'currentKey': 139, 'statusCode': 1}</text:p>
      <text:p text:style-name="P1">{'writePosition': 42, 'stepsRemaining': 159, 'readPosition': 12, 'currentKey': 139, 'statusCode': 1}</text:p>
      <text:p text:style-name="P1">{'writePosition': 42, 'stepsRemaining': 143, 'readPosition': 12, 'currentKey': 139, 'statusCode': 1}</text:p>
      <text:p text:style-name="P1">{'writePosition': 43, 'stepsRemaining': 125, 'readPosition': 12, 'currentKey': 139, 'statusCode': 1}</text:p>
      <text:p text:style-name="P1">{'writePosition': 43, 'stepsRemaining': 117, 'readPosition': 12, 'currentKey': 139, 'statusCode': 1}</text:p>
      <text:p text:style-name="P1">{'writePosition': 44, 'stepsRemaining': 108, 'readPosition': 12, 'currentKey': 139, 'statusCode': 1}</text:p>
      <text:p text:style-name="P1">{'writePosition': 44, 'stepsRemaining': 100, 'readPosition': 12, 'currentKey': 139, 'statusCode': 1}</text:p>
      <text:p text:style-name="P1">{'writePosition': 45, 'stepsRemaining': 91, 'readPosition': 12, 'currentKey': 139, 'statusCode': 1}</text:p>
      <text:p text:style-name="P1">{'writePosition': 45, 'stepsRemaining': 83, 'readPosition': 12, 'currentKey': 139, 'statusCode': 1}</text:p>
      <text:p text:style-name="P1">{'writePosition': 46, 'stepsRemaining': 66, 'readPosition': 12, 'currentKey': 139, 'statusCode': 1}</text:p>
      <text:p text:style-name="P1">{'writePosition': 46, 'stepsRemaining': 58, 'readPosition': 12, 'currentKey': 139, 'statusCode': 1}</text:p>
      <text:p text:style-name="P1">{'writePosition': 47, 'stepsRemaining': 232, 'readPosition': 24, 'currentKey': 151, 'statusCode': 1}</text:p>
      <text:p text:style-name="P1">{'writePosition': 47, 'stepsRemaining': 225, 'readPosition': 24, 'currentKey': 151, 'statusCode': 1}</text:p>
      <text:p text:style-name="P1">{'writePosition': 48, 'stepsRemaining': 215, 'readPosition': 24, 'currentKey': 151, 'statusCode': 1}</text:p>
      <text:p text:style-name="P1">{'writePosition': 48, 'stepsRemaining': 199, 'readPosition': 24, 'currentKey': 151, 'statusCode': 1}</text:p>
      <text:p text:style-name="P1">{'writePosition': 49, 'stepsRemaining': 181, 'readPosition': 24, 'currentKey': 151, 'statusCode': 1}</text:p>
      <text:p text:style-name="P1">{'writePosition': 49, 'stepsRemaining': 173, 'readPosition': 24, 'currentKey': 151, 'statusCode': 1}</text:p>
      <text:p text:style-name="P1">{'writePosition': 50, 'stepsRemaining': 164, 'readPosition': 24, 'currentKey': 151, 'statusCode': 1}</text:p>
      <text:p text:style-name="P1">{'writePosition': 50, 'stepsRemaining': 156, 'readPosition': 24, 'currentKey': 151, 'statusCode': 1}</text:p>
      <text:p text:style-name="P1">{'writePosition': 51, 'stepsRemaining': 147, 'readPosition': 24, 'currentKey': 151, 'statusCode': 1}</text:p>
      <text:p text:style-name="P1">{'writePosition': 51, 'stepsRemaining': 138, 'readPosition': 24, 'currentKey': 151, 'statusCode': 1}</text:p>
      <text:p text:style-name="P1">{'writePosition': 52, 'stepsRemaining': 120, 'readPosition': 24, 'currentKey': 151, 'statusCode': 1}</text:p>
      <text:p text:style-name="P1">{'writePosition': 52, 'stepsRemaining': 104, 'readPosition': 24, 'currentKey': 151, 'statusCode': 1}</text:p>
      <text:p text:style-name="P1">{'writePosition': 53, 'stepsRemaining': 86, 'readPosition': 24, 'currentKey': 151, 'statusCode': 1}</text:p>
      <text:p text:style-name="P1">{'writePosition': 53, 'stepsRemaining': 78, 'readPosition': 24, 'currentKey': 151, 'statusCode': 1}</text:p>
      <text:p text:style-name="P1">{'writePosition': 54, 'stepsRemaining': 69, 'readPosition': 24, 'currentKey': 151, 'statusCode': 1}</text:p>
      <text:p text:style-name="P1">{'writePosition': 54, 'stepsRemaining': 53, 'readPosition': 24, 'currentKey': 151, 'statusCode': 1}</text:p>
      <text:p text:style-name="P1">{'writePosition': 55, 'stepsRemaining': 36, 'readPosition': 24, 'currentKey': 151, 'statusCode': 1}</text:p>
      <text:p text:style-name="P1">{'writePosition': 55, 'stepsRemaining': 28, 'readPosition': 24, 'currentKey': 151, 'statusCode': 1}</text:p>
      <text:p text:style-name="P1">{'writePosition': 56, 'stepsRemaining': 19, 'readPosition': 24, 'currentKey': 151, 'statusCode': 1}</text:p>
      <text:p text:style-name="P1">{'writePosition': 56, 'stepsRemaining': 3, 'readPosition': 24, 'currentKey': 151, 'statusCode': 1}</text:p>
      <text:p text:style-name="P1"><text:soft-page-break/>{'writePosition': 57, 'stepsRemaining': 239, 'readPosition': 25, 'currentKey': 152, 'statusCode': 1}</text:p>
      <text:p text:style-name="P1">{'writePosition': 57, 'stepsRemaining': 231, 'readPosition': 25, 'currentKey': 152, 'statusCode': 1}</text:p>
      <text:p text:style-name="P1">{'writePosition': 58, 'stepsRemaining': 221, 'readPosition': 25, 'currentKey': 152, 'statusCode': 1}</text:p>
      <text:p text:style-name="P1">{'writePosition': 58, 'stepsRemaining': 214, 'readPosition': 25, 'currentKey': 152, 'statusCode': 1}</text:p>
      <text:p text:style-name="P1">{'writePosition': 59, 'stepsRemaining': 204, 'readPosition': 25, 'currentKey': 152, 'statusCode': 1}</text:p>
      <text:p text:style-name="P1">{'writePosition': 59, 'stepsRemaining': 196, 'readPosition': 25, 'currentKey': 152, 'statusCode': 1}</text:p>
      <text:p text:style-name="P1">{'writePosition': 60, 'stepsRemaining': 179, 'readPosition': 25, 'currentKey': 152, 'statusCode': 1}</text:p>
      <text:p text:style-name="P1">{'writePosition': 60, 'stepsRemaining': 162, 'readPosition': 25, 'currentKey': 152, 'statusCode': 1}</text:p>
      <text:p text:style-name="P1">{'writePosition': 61, 'stepsRemaining': 145, 'readPosition': 25, 'currentKey': 152, 'statusCode': 1}</text:p>
      <text:p text:style-name="P1">{'writePosition': 61, 'stepsRemaining': 137, 'readPosition': 25, 'currentKey': 152, 'statusCode': 1}</text:p>
      <text:p text:style-name="P1">{'writePosition': 62, 'stepsRemaining': 128, 'readPosition': 25, 'currentKey': 152, 'statusCode': 1}</text:p>
      <text:p text:style-name="P1">{'writePosition': 62, 'stepsRemaining': 120, 'readPosition': 25, 'currentKey': 152, 'statusCode': 1}</text:p>
      <text:p text:style-name="P1">{'writePosition': 63, 'stepsRemaining': 111, 'readPosition': 25, 'currentKey': 152, 'statusCode': 1}</text:p>
      <text:p text:style-name="P1">{'writePosition': 63, 'stepsRemaining': 103, 'readPosition': 25, 'currentKey': 152, 'statusCode': 1}</text:p>
      <text:p text:style-name="P1">{'writePosition': 0, 'stepsRemaining': 86, 'readPosition': 25, 'currentKey': 152, 'statusCode': 1}</text:p>
      <text:p text:style-name="P1">{'writePosition': 0, 'stepsRemaining': 78, 'readPosition': 25, 'currentKey': 152, 'statusCode': 1}</text:p>
      <text:p text:style-name="P1">{'writePosition': 1, 'stepsRemaining': 69, 'readPosition': 25, 'currentKey': 152, 'statusCode': 1}</text:p>
      <text:p text:style-name="P1">{'writePosition': 1, 'stepsRemaining': 53, 'readPosition': 25, 'currentKey': 152, 'statusCode': 1}</text:p>
      <text:p text:style-name="P1">{'writePosition': 2, 'stepsRemaining': 35, 'readPosition': 25, 'currentKey': 152, 'statusCode': 1}</text:p>
      <text:p text:style-name="P1">{'writePosition': 2, 'stepsRemaining': 28, 'readPosition': 25, 'currentKey': 152, 'statusCode': 1}</text:p>
      <text:p text:style-name="P1">fab@fab48:~/Desktop/gestalt_machines/pygestalt-master/examples/machines/htmaa$ ^C</text:p>
      <text:p text:style-name="P1">fab@fab48:~/Desktop/gestalt_machines/pygestalt-master/examples/machines/htma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35:48.523125087</meta:creation-date>
    <dc:date>2017-05-03T14:36:11.304874675</dc:date>
    <meta:editing-duration>P0D</meta:editing-duration>
    <meta:editing-cycles>1</meta:editing-cycles>
    <meta:document-statistic meta:table-count="0" meta:image-count="0" meta:object-count="0" meta:page-count="6" meta:paragraph-count="265" meta:word-count="2543" meta:character-count="25310" meta:non-whitespace-character-count="22763"/>
    <meta:generator>LibreOffice/4.2.8.2$Linux_X86_64 LibreOffice_project/420m0$Build-2</meta:generator>
  </office:meta>
</office:document-meta>
</file>